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7600000001A0000001A8BC147BA89F6EBD8.svg" manifest:media-type="image/svg+xml"/>
  <manifest:file-entry manifest:full-path="Pictures/10000F570000001A0000001ADF1F7CC2FBC63816.svg" manifest:media-type="image/svg+xml"/>
  <manifest:file-entry manifest:full-path="Pictures/10001A980000001A0000001AFB01176DE43AA927.svg" manifest:media-type="image/svg+xml"/>
  <manifest:file-entry manifest:full-path="Pictures/100002010000000100000001300C4AE4435E2669.png" manifest:media-type="image/png"/>
  <manifest:file-entry manifest:full-path="Pictures/100005110000001A0000001AFD16A3762453B286.svg" manifest:media-type="image/svg+xml"/>
  <manifest:file-entry manifest:full-path="Pictures/1000042E0000001A0000001A9EC7FC598099D090.svg" manifest:media-type="image/svg+xml"/>
  <manifest:file-entry manifest:full-path="Pictures/10001B030000001A0000001A44722917E991F1BA.svg" manifest:media-type="image/svg+xml"/>
  <manifest:file-entry manifest:full-path="Pictures/100004CB0000001A0000001AFE54EEA7F89B11C7.svg" manifest:media-type="image/svg+xml"/>
  <manifest:file-entry manifest:full-path="Pictures/10000F620000001A0000001A7B100D5177429CDA.svg" manifest:media-type="image/svg+xml"/>
  <manifest:file-entry manifest:full-path="Pictures/10000DBA0000001A0000001A26394B232DCDC283.svg" manifest:media-type="image/svg+xml"/>
  <manifest:file-entry manifest:full-path="Pictures/10000AD20000001A0000001A50C52A744CC26106.svg" manifest:media-type="image/svg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Nimbus Sans L', Arial, 'Liberation Sans', sans-serif"/>
    <style:font-face style:name="Linux Libertine" svg:font-family="'Linux Libertine', Georgia, Times, serif"/>
    <style:font-face style:name="Tahoma1" svg:font-family="Tahoma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inherit" fo:font-size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inherit" fo:font-size="12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fo:letter-spacing="normal" loext:padding="0cm" loext:border="none"/>
    </style:style>
    <style:style style:name="P5" style:family="paragraph" style:list-style-name="L1"/>
    <style:style style:name="P6" style:family="paragraph" style:list-style-name="L2"/>
    <style:style style:name="P7" style:family="paragraph" style:list-style-name="L3"/>
    <style:style style:name="P8" style:family="paragraph" style:parent-style-name="Heading_20_2">
      <loext:graphic-properties draw:fill="solid" draw:fill-color="#ffffff" draw:opacity="100%"/>
      <style:paragraph-properties fo:margin-left="0cm" fo:margin-right="0cm" fo:margin-top="0cm" fo:margin-bottom="0cm" loext:contextual-spacing="false" fo:line-height="130%" fo:orphans="2" fo:widows="2" fo:text-indent="0cm" style:auto-text-indent="false" fo:background-color="#ffffff" fo:padding="0cm" fo:border="none"/>
    </style:style>
    <style:style style:name="P9" style:family="paragraph">
      <loext:graphic-properties draw:fill="solid" draw:fill-color="#ffffff" draw:opacity="100%"/>
      <style:paragraph-properties fo:background-color="#ffffff"/>
    </style:style>
    <style:style style:name="P10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11" style:family="paragraph" style:parent-style-name="Table_20_Contents">
      <style:paragraph-properties fo:text-align="center" style:justify-single-word="false"/>
      <style:text-properties fo:font-size="12pt"/>
    </style:style>
    <style:style style:name="P12" style:family="paragraph" style:parent-style-name="Table_20_Contents">
      <style:paragraph-properties fo:text-align="end" style:justify-single-word="false"/>
      <style:text-properties fo:font-size="12pt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.049cm" fo:border="0.06pt solid #c8ccd1" style:writing-mode="lr-tb"/>
      <style:text-properties fo:font-variant="normal" fo:text-transform="none" fo:color="#222222" fo:letter-spacing="normal" fo:background-color="#f8f8f8" loext:padding="0cm" loext:border="none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.049cm" fo:border="0.06pt solid #c8ccd1" style:writing-mode="lr-tb"/>
      <style:text-properties fo:font-variant="normal" fo:text-transform="none" fo:color="#222222" style:font-name="monospace" fo:font-size="9.75pt" fo:letter-spacing="normal" fo:font-style="normal" fo:font-weight="normal" fo:background-color="#f8f8f8" loext:padding="0cm" loext:border="none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.049cm" fo:border="0.06pt solid #c8ccd1" style:writing-mode="lr-tb"/>
      <style:text-properties fo:font-variant="normal" fo:text-transform="none" fo:color="#222222" style:font-name="inherit" fo:font-size="9.75pt" fo:letter-spacing="normal" fo:font-style="normal" fo:font-weight="normal" fo:background-color="#f8f8f8" loext:padding="0cm" loext:border="none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.049cm" fo:border="0.06pt solid #c8ccd1" style:writing-mode="lr-tb"/>
      <style:text-properties fo:font-variant="normal" fo:text-transform="none" fo:color="#008000" style:font-name="inherit" fo:font-size="9.75pt" fo:letter-spacing="normal" fo:font-style="normal" fo:font-weight="bold" fo:background-color="#f8f8f8" loext:padding="0cm" loext:border="none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.049cm" fo:border="0.06pt solid #c8ccd1" style:writing-mode="lr-tb"/>
      <style:text-properties fo:font-variant="normal" fo:text-transform="none" fo:color="#008000" fo:letter-spacing="normal" fo:background-color="#f8f8f8" loext:padding="0cm" loext:border="none"/>
    </style:style>
    <style:style style:name="P19" style:family="paragraph" style:parent-style-name="Preformatted_20_Text">
      <style:paragraph-properties fo:margin-top="0cm" fo:margin-bottom="0cm" loext:contextual-spacing="false" fo:orphans="2" fo:widows="2" fo:padding="0.049cm" fo:border="0.06pt solid #c8ccd1" style:writing-mode="lr-tb"/>
    </style:style>
    <style:style style:name="P20" style:family="paragraph" style:parent-style-name="Preformatted_20_Text">
      <style:paragraph-properties fo:margin-top="0cm" fo:margin-bottom="0cm" loext:contextual-spacing="false" fo:orphans="2" fo:widows="2" fo:padding="0.049cm" fo:border="0.06pt solid #c8ccd1" style:writing-mode="lr-tb"/>
      <style:text-properties fo:font-variant="normal" fo:text-transform="none" fo:color="#222222" fo:letter-spacing="normal" fo:background-color="#f8f8f8" loext:padding="0cm" loext:border="none"/>
    </style:style>
    <style:style style:name="P21" style:family="paragraph" style:parent-style-name="Heading_20_3">
      <style:paragraph-properties fo:margin-left="0cm" fo:margin-right="0cm" fo:margin-top="0cm" fo:margin-bottom="0cm" loext:contextual-spacing="false" fo:line-height="130%" fo:orphans="2" fo:widows="2" fo:text-indent="0cm" style:auto-text-indent="false" fo:padding="0cm" fo:border="none"/>
    </style:style>
    <style:style style:name="P22" style:family="paragraph">
      <style:text-properties fo:language="ru" fo:country="RU"/>
    </style:style>
    <style:style style:name="T1" style:family="text">
      <style:text-properties fo:language="la" fo:country="VA"/>
    </style:style>
    <style:style style:name="T2" style:family="text">
      <style:text-properties fo:font-weight="bold"/>
    </style:style>
    <style:style style:name="T3" style:family="text">
      <style:text-properties fo:font-style="italic" fo:font-weight="bold"/>
    </style:style>
    <style:style style:name="T4" style:family="text">
      <style:text-properties style:font-name="inherit"/>
    </style:style>
    <style:style style:name="T5" style:family="text">
      <style:text-properties style:font-name="inherit" fo:font-size="9.75pt" fo:font-style="normal" fo:font-weight="normal"/>
    </style:style>
    <style:style style:name="T6" style:family="text">
      <style:text-properties style:font-name="inherit" fo:font-size="9.75pt" fo:font-style="normal" fo:font-weight="bold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222222" style:font-name="inherit" fo:font-size="12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222222" style:font-name="inherit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22222" style:font-name="inherit" fo:font-size="12pt" fo:letter-spacing="normal" fo:font-style="italic" fo:font-weight="normal" loext:padding="0cm" loext:border="none"/>
    </style:style>
    <style:style style:name="T11" style:family="text">
      <style:text-properties fo:font-variant="normal" fo:text-transform="none" fo:color="#222222" style:font-name="inherit" fo:font-size="12pt" fo:letter-spacing="normal" fo:language="la" fo:country="VA" fo:font-style="italic" fo:font-weight="normal" loext:padding="0cm" loext:border="none"/>
    </style:style>
    <style:style style:name="T12" style:family="text">
      <style:text-properties fo:font-variant="normal" fo:text-transform="none" fo:color="#222222" style:font-name="inherit" fo:font-size="18pt" fo:letter-spacing="normal" fo:font-style="normal" loext:padding="0cm" loext:border="none"/>
    </style:style>
    <style:style style:name="T13" style:family="text">
      <style:text-properties fo:font-variant="normal" fo:text-transform="none" fo:color="#5a3696" style:text-line-through-style="none" style:text-line-through-type="none" style:font-name="inherit" fo:font-size="12pt" fo:letter-spacing="normal" fo:font-style="normal" style:text-underline-style="none" fo:font-weight="normal" style:text-blinking="false" loext:padding="0cm" loext:border="none"/>
    </style:style>
    <style:style style:name="T14" style:family="text">
      <style:text-properties fo:font-variant="normal" fo:text-transform="none" fo:color="#5a3696" style:text-line-through-style="none" style:text-line-through-type="none" style:font-name="inherit" fo:font-size="12pt" fo:letter-spacing="normal" fo:font-style="normal" style:text-underline-style="none" fo:font-weight="bold" style:text-blinking="false" loext:padding="0cm" loext:border="none"/>
    </style:style>
    <style:style style:name="T15" style:family="text">
      <style:text-properties fo:font-variant="normal" fo:text-transform="none" fo:color="#5a3696" style:text-line-through-style="none" style:text-line-through-type="none" style:font-name="inherit" fo:font-size="18pt" fo:letter-spacing="normal" fo:font-style="normal" style:text-underline-style="none" style:text-blinking="false" loext:padding="0cm" loext:border="none"/>
    </style:style>
    <style:style style:name="T16" style:family="text">
      <style:text-properties fo:font-variant="normal" fo:text-transform="none" fo:color="#5a3696" style:text-line-through-style="none" style:text-line-through-type="none" style:font-name="inherit" fo:font-size="14.25pt" fo:letter-spacing="normal" fo:font-style="normal" style:text-underline-style="none" fo:font-weight="bold" style:text-blinking="false" loext:padding="0cm" loext:border="none"/>
    </style:style>
    <style:style style:name="T17" style:family="text">
      <style:text-properties fo:color="#008000"/>
    </style:style>
    <style:style style:name="T18" style:family="text">
      <style:text-properties fo:color="#008000" style:font-name="inherit" fo:font-weight="bold"/>
    </style:style>
    <style:style style:name="T19" style:family="text">
      <style:text-properties fo:color="#008000" style:font-name="inherit" fo:font-size="9.75pt" fo:font-style="normal" fo:font-weight="bold"/>
    </style:style>
    <style:style style:name="T20" style:family="text">
      <style:text-properties fo:color="#008000" style:font-name="inherit" fo:font-size="9.75pt" fo:font-style="normal" fo:font-weight="normal"/>
    </style:style>
    <style:style style:name="T21" style:family="text">
      <style:text-properties style:font-name="monospace" fo:font-size="9.75pt" fo:font-style="normal" fo:font-weight="normal"/>
    </style:style>
    <style:style style:name="T22" style:family="text">
      <style:text-properties fo:color="#b00040" style:font-name="inherit"/>
    </style:style>
    <style:style style:name="T23" style:family="text">
      <style:text-properties fo:color="#b00040" style:font-name="inherit" fo:font-size="9.75pt" fo:font-style="normal" fo:font-weight="normal"/>
    </style:style>
    <style:style style:name="T24" style:family="text">
      <style:text-properties fo:color="#666666" style:font-name="inherit" fo:font-size="9.75pt" fo:font-style="normal" fo:font-weight="normal"/>
    </style:style>
    <style:style style:name="T25" style:family="text">
      <style:text-properties fo:color="#ba2121" style:font-name="inherit" fo:font-size="9.75pt" fo:font-style="normal" fo:font-weight="normal"/>
    </style:style>
    <style:style style:name="T26" style:family="text">
      <style:text-properties fo:color="#0000ff" style:font-name="inherit"/>
    </style:style>
    <style:style style:name="T27" style:family="text">
      <style:text-properties fo:language="ru" fo:country="RU" officeooo:rsid="0005e0d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Интерполяция</text:p>
      <text:p text:style-name="Text_20_body">Интерполя́ция, интерполи́рование (олат.т <text:s/><text:span text:style-name="T1">inter–polis</text:span> — «разглаженный, подновлённый, обновлённый; преобразованный») — в вычислительной математике способ нахождения промежуточных значений величины по имеющемуся дискретному набору известных значений. Термин «интерполяция» впервые употребил Джон Валлис в своём трактате «Арифметика бесконечных» (1656).</text:p>
      <text:section text:style-name="Sect1" text:name="mf-section-0">
        <text:p text:style-name="Text_20_body">В функциональном анализе интерполяция линейных операторов представляет собой раздел, рассматривающий банаховы пространства как элементы некоторой категории.</text:p>
        <text:p text:style-name="Text_20_body">Многим из тех, кто сталкивается с научными и инженерными расчётами, часто приходится оперировать наборами значений, полученных опытным путём или методом случайной выборки. Как правило, на основании этих наборов требуется построить функцию, на которую могли бы с высокой точностью попадать другие получаемые значения. Такая задача называется аппроксимацией. Интерполяцией называют такую разновидность аппроксимации, при которой кривая построенной функции проходит точно через имеющиеся точки данных.</text:p>
        <text:p text:style-name="Text_20_body">Существует также близкая к интерполяции задача, которая заключается в аппроксимации какой-либо сложной функции другой, более простой функцией. Если некоторая функция слишком сложна для производительных вычислений, можно попытаться вычислить её значение в нескольких точках, а по ним построить, то есть интерполировать, более простую функцию. Разумеется, использование упрощенной функции не позволяет получить такие же точные результаты, какие давала бы первоначальная функция. Но в некоторых классах задач достигнутый выигрыш в простоте и скорости вычислений может перевесить получаемую погрешность в результатах.</text:p>
        <text:p text:style-name="Text_20_body">Следует также упомянуть и совершенно другую разновидность математической интерполяции, известную под названием «интерполяция операторов». К классическим работам по интерполяции операторов относятся теорема Рисса — Торина (Riesz-Thorin theorem) и теорема Марцинкевича (Marcinkiewicz theorem), являющиеся основой для множества других работ.</text:p>
      </text:section>
      <text:h text:outline-level="2"><text:bookmark text:name="Определения"/><text:bookmark text:name=".D0.9E.D0.BF.D1.80.D0.B5.D0.B4.D0.B5.D0.BB.D0.B5.D0.BD.D0.B8.D1.8F"/>Определения</text:h>
      <text:section text:style-name="Sect1" text:name="content-collapsible-block-0">
        <text:p text:style-name="Text_20_body">Рассмотрим систему несовпадающих точек <draw:frame draw:style-name="fr1" draw:name="Изображение1" text:anchor-type="as-char" svg:width="0.041cm" svg:height="0.041cm" draw:z-index="7"><draw:image xlink:href="Pictures/100007600000001A0000001A8BC147BA89F6EBD8.svg" xlink:type="simple" xlink:show="embed" xlink:actuate="onLoad" loext:mime-type="image/svg+xml"/><draw:image xlink:href="Pictures/100002010000000100000001300C4AE4435E2669.png" xlink:type="simple" xlink:show="embed" xlink:actuate="onLoad"/><svg:title>x_{i}</svg:title></draw:frame><text:s/>(<draw:frame draw:style-name="fr1" draw:name="Изображение2" text:anchor-type="as-char" svg:width="0.041cm" svg:height="0.041cm" draw:z-index="8"><draw:image xlink:href="Pictures/10000F570000001A0000001ADF1F7CC2FBC63816.svg" xlink:type="simple" xlink:show="embed" xlink:actuate="onLoad" loext:mime-type="image/svg+xml"/><draw:image xlink:href="Pictures/100002010000000100000001300C4AE4435E2669.png" xlink:type="simple" xlink:show="embed" xlink:actuate="onLoad"/><svg:title>i\in {0,1,\dots ,N}</svg:title></draw:frame>) из некоторой области <draw:frame draw:style-name="fr1" draw:name="Изображение3" text:anchor-type="as-char" svg:width="0.041cm" svg:height="0.041cm" draw:z-index="9"><draw:image xlink:href="Pictures/1000042E0000001A0000001A9EC7FC598099D090.svg" xlink:type="simple" xlink:show="embed" xlink:actuate="onLoad" loext:mime-type="image/svg+xml"/><draw:image xlink:href="Pictures/100002010000000100000001300C4AE4435E2669.png" xlink:type="simple" xlink:show="embed" xlink:actuate="onLoad"/><svg:title>D</svg:title></draw:frame>. Пусть значения функции <draw:frame draw:style-name="fr1" draw:name="Изображение4" text:anchor-type="as-char" svg:width="0.041cm" svg:height="0.041cm" draw:z-index="10"><draw:image xlink:href="Pictures/100004CB0000001A0000001AFE54EEA7F89B11C7.svg" xlink:type="simple" xlink:show="embed" xlink:actuate="onLoad" loext:mime-type="image/svg+xml"/><draw:image xlink:href="Pictures/100002010000000100000001300C4AE4435E2669.png" xlink:type="simple" xlink:show="embed" xlink:actuate="onLoad"/><svg:title>f</svg:title></draw:frame>известны только в этих точках:</text:p>
        <text:p text:style-name="List_20_Contents"><draw:frame draw:style-name="fr1" draw:name="Изображение5" text:anchor-type="as-char" svg:width="0.041cm" svg:height="0.041cm" draw:z-index="0"><draw:image xlink:href="Pictures/10001A980000001A0000001AFB01176DE43AA927.svg" xlink:type="simple" xlink:show="embed" xlink:actuate="onLoad" loext:mime-type="image/svg+xml"/><draw:image xlink:href="Pictures/100002010000000100000001300C4AE4435E2669.png" xlink:type="simple" xlink:show="embed" xlink:actuate="onLoad"/><svg:title>y_{i}=f(x_{i}),\quad i=1,\ldots ,N.</svg:title></draw:frame></text:p>
        <text:p text:style-name="Text_20_body">Задача интерполяции состоит в поиске такой функции <draw:frame draw:style-name="fr1" draw:name="Изображение6" text:anchor-type="as-char" svg:width="0.041cm" svg:height="0.041cm" draw:z-index="1"><draw:image xlink:href="Pictures/100005110000001A0000001AFD16A3762453B286.svg" xlink:type="simple" xlink:show="embed" xlink:actuate="onLoad" loext:mime-type="image/svg+xml"/><draw:image xlink:href="Pictures/100002010000000100000001300C4AE4435E2669.png" xlink:type="simple" xlink:show="embed" xlink:actuate="onLoad"/><svg:title>F</svg:title></draw:frame><text:s/>из заданного класса функций, что</text:p>
        <text:p text:style-name="List_20_Contents"><draw:frame draw:style-name="fr1" draw:name="Изображение7" text:anchor-type="as-char" svg:width="0.041cm" svg:height="0.041cm" draw:z-index="2"><draw:image xlink:href="Pictures/10001B030000001A0000001A44722917E991F1BA.svg" xlink:type="simple" xlink:show="embed" xlink:actuate="onLoad" loext:mime-type="image/svg+xml"/><draw:image xlink:href="Pictures/100002010000000100000001300C4AE4435E2669.png" xlink:type="simple" xlink:show="embed" xlink:actuate="onLoad"/><svg:title>F(x_{i})=y_{i},\quad i=1,\ldots ,N.</svg:title></draw:frame></text:p>
        <text:list xml:id="list3973942188" text:style-name="L1">
          <text:list-item>
            <text:p>Точки <draw:frame draw:style-name="fr1" draw:name="Изображение8" text:anchor-type="as-char" svg:width="0.041cm" svg:height="0.041cm" draw:z-index="3"><draw:image xlink:href="Pictures/100007600000001A0000001A8BC147BA89F6EBD8.svg" xlink:type="simple" xlink:show="embed" xlink:actuate="onLoad" loext:mime-type="image/svg+xml"/><draw:image xlink:href="Pictures/100002010000000100000001300C4AE4435E2669.png" xlink:type="simple" xlink:show="embed" xlink:actuate="onLoad"/><svg:title>x_{i}</svg:title></draw:frame><text:s/>называют узлами интерполяции, а их совокупность — интерполяционной сеткой.</text:p>
          </text:list-item>
          <text:list-item>
            <text:p>Пары <draw:frame draw:style-name="fr1" draw:name="Изображение9" text:anchor-type="as-char" svg:width="0.041cm" svg:height="0.041cm" draw:z-index="4"><draw:image xlink:href="Pictures/10000F620000001A0000001A7B100D5177429CDA.svg" xlink:type="simple" xlink:show="embed" xlink:actuate="onLoad" loext:mime-type="image/svg+xml"/><draw:image xlink:href="Pictures/100002010000000100000001300C4AE4435E2669.png" xlink:type="simple" xlink:show="embed" xlink:actuate="onLoad"/><svg:title>{\displaystyle (x_{i},y_{i})}</svg:title></draw:frame><text:s/>называют точками данных или базовыми точками.</text:p>
          </text:list-item>
          <text:list-item>
            <text:p>Разность между «соседними» значениями <draw:frame draw:style-name="fr1" draw:name="Изображение10" text:anchor-type="as-char" svg:width="0.041cm" svg:height="0.041cm" draw:z-index="5"><draw:image xlink:href="Pictures/10000DBA0000001A0000001A26394B232DCDC283.svg" xlink:type="simple" xlink:show="embed" xlink:actuate="onLoad" loext:mime-type="image/svg+xml"/><draw:image xlink:href="Pictures/100002010000000100000001300C4AE4435E2669.png" xlink:type="simple" xlink:show="embed" xlink:actuate="onLoad"/><svg:title>{\displaystyle \Delta x_{i}=x_{i}-x_{i-1}}</svg:title></draw:frame><text:s/>— шагом интерполяционной сетки. Он может быть как переменным, так и постоянным.</text:p>
          </text:list-item>
          <text:list-item>
            <text:p>Функцию <draw:frame draw:style-name="fr1" draw:name="Изображение11" text:anchor-type="as-char" svg:width="0.041cm" svg:height="0.041cm" draw:z-index="6"><draw:image xlink:href="Pictures/10000AD20000001A0000001A50C52A744CC26106.svg" xlink:type="simple" xlink:show="embed" xlink:actuate="onLoad" loext:mime-type="image/svg+xml"/><draw:image xlink:href="Pictures/100002010000000100000001300C4AE4435E2669.png" xlink:type="simple" xlink:show="embed" xlink:actuate="onLoad"/><svg:title>F(x)</svg:title></draw:frame><text:s/>— интерполирующей функцией или интерполянтом.</text:p>
          </text:list-item>
        </text:list>
      </text:section>
      <text:h text:outline-level="2"><text:soft-page-break/></text:h>
      <text:h text:outline-level="2"/>
      <text:h text:outline-level="2"><text:bookmark text:name=".D0.A1.D0.BF.D0.BE.D1.81.D0.BE.D0.B1.D1.8B_.D0.B8.D0.BD.D1.82.D0.B5.D1.80.D0.BF.D0.BE.D0.BB.D1.8F.D1.86.D0.B8.D0.B8"/><text:bookmark text:name="Способы_интерполяции"/>Способы интерполяции</text:h>
      <text:section text:style-name="Sect1" text:name="content-collapsible-block-3">
        <text:h text:style-name="Heading_20_3" text:outline-level="3"><text:bookmark text:name=".D0.98.D0.BD.D1.82.D0.B5.D1.80.D0.BF.D0.BE.D0.BB.D1.8F.D1.86.D0.B8.D1.8F_.D0.BC.D0.B5.D1.82.D0.BE.D0.B4.D0.BE.D0.BC_.D0.B1.D0.BB.D0.B8.D0.B6.D0.B0.D0.B9.D1.88.D0.B5.D0.B3.D0.BE_.D1.81.D0.BE.D1.81.D0.B5.D0.B4.D0.B0"/><text:bookmark text:name="Интерполяция_методом_ближайшего_соседа"/>Интерполяция методом ближайшего соседа</text:h>
        <text:p text:style-name="Text_20_body">Простейшим способом интерполяции является интерполяция методом ближайшего соседа.</text:p>
        <text:h text:style-name="Heading_20_3" text:outline-level="3"><text:bookmark text:name=".D0.98.D0.BD.D1.82.D0.B5.D1.80.D0.BF.D0.BE.D0.BB.D1.8F.D1.86.D0.B8.D1.8F_.D0.BC.D0.BD.D0.BE.D0.B3.D0.BE.D1.87.D0.BB.D0.B5.D0.BD.D0.B0.D0.BC.D0.B8"/><text:bookmark text:name="Интерполяция_многочленами"/>Интерполяция многочленами</text:h>
        <text:p text:style-name="Text_20_body">На практике чаще всего применяют интерполяцию многочленами. Это связано прежде всего с тем, что многочлены легко вычислять, легко аналитически находить их производные и множество многочленов плотно в пространстве непрерывных функций (теорема Вейерштрасс<text:span text:style-name="T27">а</text:span>).</text:p>
        <text:list xml:id="list2957098862" text:style-name="L2">
          <text:list-item>
            <text:p>Линейная интерполяция</text:p>
          </text:list-item>
          <text:list-item>
            <text:p>Интерполяционная формула Ньютона</text:p>
          </text:list-item>
          <text:list-item>
            <text:p>Метод конечных разностей</text:p>
          </text:list-item>
          <text:list-item>
            <text:p>ИМН-1 и ИМН-2</text:p>
          </text:list-item>
          <text:list-item>
            <text:p>Многочлен Лагранжа (интерполяционный многочлен)</text:p>
          </text:list-item>
          <text:list-item>
            <text:p>Схема Эйткена</text:p>
          </text:list-item>
          <text:list-item>
            <text:p>Сплайн-функция</text:p>
          </text:list-item>
          <text:list-item>
            <text:p>Кубический сплайн</text:p>
          </text:list-item>
        </text:list>
        <text:h text:style-name="Heading_20_3" text:outline-level="3"><text:bookmark text:name=".D0.9E.D0.B1.D1.80.D0.B0.D1.82.D0.BD.D0.BE.D0.B5_.D0.B8.D0.BD.D1.82.D0.B5.D1.80.D0.BF.D0.BE.D0.BB.D0.B8.D1.80.D0.BE.D0.B2.D0.B0.D0.BD.D0.B8.D0.B5_.28.D0.B2.D1.8B.D1.87.D0.B8.D1.81.D0.BB.D0.B5.D0.BD.D0.B8.D0.B5_x_.D0.BF.D1.80.D0.B8_.D0.B7.D0.B0.D0.B4.D0.B0.D0.BD.D0.BD.D0.BE.D0.B9_y.29"/><text:bookmark text:name="Обратное_интерполирование_(вычисление_x_при_заданной_y)"/>Обратное интерполирование (вычисление x при заданной y)</text:h>
        <text:list xml:id="list1983139836" text:style-name="L3">
          <text:list-item>
            <text:p>Полином Лагранжа</text:p>
          </text:list-item>
          <text:list-item>
            <text:p>Обратное интерполирование по формуле Ньютона</text:p>
          </text:list-item>
          <text:list-item>
            <text:p>Обратное интерполирование по формуле Гаусса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Nimbus Sans L', Arial, 'Liberation Sans', sans-serif"/>
    <style:font-face style:name="Linux Libertine" svg:font-family="'Linux Libertine', Georgia, Times, serif"/>
    <style:font-face style:name="Tahoma1" svg:font-family="Tahoma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0S</meta:editing-duration>
    <meta:editing-cycles>3</meta:editing-cycles>
    <meta:generator>LibreOffice/5.4.1.2$Windows_x86 LibreOffice_project/ea7cb86e6eeb2bf3a5af73a8f7777ac570321527</meta:generator>
    <dc:date>2018-06-24T12:33:17.012000000</dc:date>
    <meta:document-statistic meta:table-count="0" meta:image-count="11" meta:object-count="0" meta:page-count="2" meta:paragraph-count="32" meta:word-count="396" meta:character-count="3257" meta:non-whitespace-character-count="2894"/>
    <meta:user-defined meta:name="Info 1"/>
    <meta:user-defined meta:name="Info 2"/>
    <meta:user-defined meta:name="Info 3"/>
    <meta:user-defined meta:name="Info 4"/>
  </office:meta>
</office:document-meta>
</file>